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556000002DC3590C100.png"/>
  <manifest:file-entry manifest:media-type="image/png" manifest:full-path="Pictures/1000020100000556000002DCC47A235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x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r6" style:family="presentation" style:parent-style-name="tx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.847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.423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.847cm" fo:margin-bottom="0.212cm" fo:line-height="115%" fo:text-align="center" fo:text-indent="0cm"/>
    </style:style>
    <style:style style:name="P7" style:family="paragraph">
      <style:paragraph-properties fo:margin-left="0cm" fo:margin-right="0cm" fo:margin-top="0.212cm" fo:margin-bottom="0cm" fo:line-height="100%" fo:text-align="start" fo:text-indent="0cm"/>
    </style:style>
    <style:style style:name="P8" style:family="paragraph">
      <style:paragraph-properties fo:margin-left="0cm" fo:margin-right="0cm" fo:margin-top="0.212cm" fo:margin-bottom="0cm" fo:line-height="100%" fo:text-align="start" fo:text-indent="1.27cm"/>
    </style:style>
    <style:style style:name="P9" style:family="paragraph">
      <style:paragraph-properties fo:margin-left="1.27cm" fo:margin-right="0cm" fo:margin-top="0.212cm" fo:margin-bottom="0cm" fo:line-height="100%" fo:text-align="start" fo:text-indent="1.27cm"/>
    </style:style>
    <style:style style:name="P10" style:family="paragraph">
      <style:paragraph-properties fo:margin-left="0cm" fo:margin-right="0cm" fo:margin-top="0.212cm" fo:margin-bottom="0cm" fo:line-height="100%" fo:text-align="center" fo:text-indent="0cm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color="#8b003f" style:text-line-through-style="none" fo:font-family="Verdana" fo:font-size="60pt" fo:letter-spacing="normal" fo:font-style="normal" style:text-underline-style="none" fo:font-weight="bold" style:font-family-asian="Verdana" style:font-size-asian="60pt" style:font-style-asian="normal" style:font-weight-asian="bold" style:font-family-complex="Verdana" style:font-size-complex="60pt" style:font-style-complex="normal" style:font-weight-complex="bold"/>
    </style:style>
    <style:style style:name="T2" style:family="text">
      <style:text-properties fo:color="#8b003f" style:text-line-through-style="none" fo:font-family="Georgia" fo:font-size="24pt" fo:letter-spacing="normal" fo:font-style="italic" style:text-underline-style="none" fo:font-weight="normal" style:font-family-asian="Georgia" style:font-size-asian="24pt" style:font-style-asian="italic" style:font-weight-asian="normal" style:font-family-complex="Georgia" style:font-size-complex="24pt" style:font-style-complex="italic" style:font-weight-complex="normal"/>
    </style:style>
    <style:style style:name="T3" style:family="text">
      <style:text-properties fo:color="#30182b" style:text-line-through-style="none" fo:font-family="Georgia" fo:font-size="24pt" fo:letter-spacing="normal" fo:font-style="italic" style:text-underline-style="none" fo:font-weight="normal" style:font-family-asian="Georgia" style:font-size-asian="24pt" style:font-style-asian="italic" style:font-weight-asian="normal" style:font-family-complex="Georgia" style:font-size-complex="24pt" style:font-style-complex="italic" style:font-weight-complex="normal"/>
    </style:style>
    <style:style style:name="T4" style:family="text">
      <style:text-properties fo:color="#8b003f" style:text-line-through-style="none" fo:font-family="Georgia" fo:font-size="12pt" fo:letter-spacing="normal" fo:font-style="italic" style:text-underline-style="none" fo:font-weight="normal" style:font-family-asian="Georgia" style:font-size-asian="12pt" style:font-style-asian="italic" style:font-weight-asian="normal" style:font-family-complex="Georgia" style:font-size-complex="12pt" style:font-style-complex="italic" style:font-weight-complex="normal"/>
    </style:style>
    <style:style style:name="T5" style:family="text">
      <style:text-properties fo:color="#8b003f" style:text-line-through-style="none" fo:font-family="Verdana" fo:font-size="48pt" fo:letter-spacing="normal" fo:font-style="normal" style:text-underline-style="none" fo:font-weight="bold" style:font-family-asian="Verdana" style:font-size-asian="48pt" style:font-style-asian="normal" style:font-weight-asian="bold" style:font-family-complex="Verdana" style:font-size-complex="48pt" style:font-style-complex="normal" style:font-weight-complex="bold"/>
    </style:style>
    <style:style style:name="T6" style:family="text">
      <style:text-properties fo:color="#8b003f" style:text-line-through-style="none" fo:font-family="Verdana" fo:font-size="18pt" fo:letter-spacing="normal" fo:font-style="normal" style:text-underline-style="none" fo:font-weight="bold" style:font-family-asian="Verdana" style:font-size-asian="18pt" style:font-style-asian="normal" style:font-weight-asian="bold" style:font-family-complex="Verdana" style:font-size-complex="18pt" style:font-style-complex="normal" style:font-weight-complex="bold"/>
    </style:style>
    <style:style style:name="T7" style:family="text">
      <style:text-properties fo:color="#000000" style:text-line-through-style="none" fo:font-family="Georgia" fo:font-size="30pt" fo:letter-spacing="normal" fo:font-style="normal" style:text-underline-style="none" fo:font-weight="normal" style:font-family-asian="Georgia" style:font-size-asian="30pt" style:font-style-asian="normal" style:font-weight-asian="normal" style:font-family-complex="Georgia" style:font-size-complex="30pt" style:font-style-complex="normal" style:font-weight-complex="normal"/>
    </style:style>
    <style:style style:name="T8" style:family="text">
      <style:text-properties fo:color="#8b003f" style:text-line-through-style="none" fo:font-family="Verdana" fo:font-size="48pt" fo:letter-spacing="normal" fo:font-style="normal" style:text-underline-style="none" fo:font-weight="normal" style:font-family-asian="Verdana" style:font-size-asian="48pt" style:font-style-asian="normal" style:font-weight-asian="normal" style:font-family-complex="Verdana" style:font-size-complex="48pt" style:font-style-complex="normal" style:font-weight-complex="normal"/>
    </style:style>
    <style:style style:name="T9" style:family="text">
      <style:text-properties fo:color="#8b003f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10" style:family="text">
      <style:text-properties fo:color="#8b003f" style:text-line-through-style="none" fo:font-family="Verdana" fo:font-size="72pt" fo:letter-spacing="normal" fo:font-style="normal" style:text-underline-style="none" fo:font-weight="normal" style:font-family-asian="Verdana" style:font-size-asian="72pt" style:font-style-asian="normal" style:font-weight-asian="normal" style:font-family-complex="Verdana" style:font-size-complex="72pt" style:font-style-complex="normal" style:font-weight-complex="normal"/>
    </style:style>
    <style:style style:name="T11" style:family="text">
      <style:text-properties fo:color="#8b003f" style:text-line-through-style="none" fo:font-family="Georgia" fo:font-size="48pt" fo:letter-spacing="normal" fo:font-style="normal" style:text-underline-style="none" fo:font-weight="normal" style:font-family-asian="Georgia" style:font-size-asian="48pt" style:font-style-asian="normal" style:font-weight-asian="normal" style:font-family-complex="Georgia" style:font-size-complex="4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018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000000" fo:font-size="1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277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8cm" text:min-label-width="0.952cm"/>
        <style:text-properties fo:font-family="Arial" style:font-family-generic="swiss" fo:color="#8b003f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39" presentation:style-name="pr1" draw:text-style-name="P2" draw:layer="layout" svg:width="21.589cm" svg:height="2.6cm" svg:x="1.905cm" svg:y="4.987cm" presentation:class="title" presentation:user-transformed="true">
          <draw:text-box>
            <text:p text:style-name="P1"><text:span text:style-name="T1">jQuery</text:span></text:p>
          </draw:text-box>
        </draw:frame>
        <draw:frame draw:name="Shape 40" presentation:style-name="pr2" draw:text-style-name="P2" draw:layer="layout" svg:width="13.232cm" svg:height="3.461cm" svg:x="11.298cm" svg:y="14.145cm" presentation:class="subtitle" presentation:user-transformed="true">
          <draw:text-box>
            <text:p text:style-name="P3"><text:span text:style-name="T2">Geraldine Macías</text:span></text:p>
            <text:p text:style-name="P3"><text:span text:style-name="T2">geral.oe@gmail.com</text:span></text:p>
            <text:p text:style-name="P3"><text:span text:style-name="T2">@geralOE</text:span></text:p>
            <text:p text:style-name="P3"><text:span text:style-name="T3"/></text:p>
            <text:p text:style-name="P3"><text:span text:style-name="T3"/></text:p>
            <text:p text:style-name="P3"><text:span text:style-name="T4">FLISOL 2'013 Fac Ingeniería 26-abril-2013</text:span></text:p>
            <text:p text:style-name="P3"><text:span text:style-name="T2"><text:s/></text:span></text:p>
          </draw:text-box>
        </draw:frame>
        <presentation:notes draw:style-name="dp2">
          <draw:page-thumbnail draw:name="Shape 42" draw:style-name="gr1" draw:layer="layout" svg:width="12.7cm" svg:height="9.524cm" svg:x="3.176cm" svg:y="1.905cm" draw:page-number="1" presentation:class="page"/>
          <draw:frame draw:name="Shape 43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¿JavaScript?" draw:style-name="dp1" draw:master-page-name="tx" presentation:presentation-page-layout-name="AL2T1">
        <draw:frame draw:name="Shape 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¿JavaScript?</text:span></text:p>
          </draw:text-box>
        </draw:frame>
        <draw:custom-shape draw:name="Shape 46" draw:style-name="gr2" draw:text-style-name="P2" draw:layer="layout" svg:width="10.159cm" svg:height="1.269cm" svg:x="8.288cm" svg:y="5.047cm">
          <text:p text:style-name="P4"><text:span text:style-name="T6">Lenguaje de program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2" draw:text-style-name="P2" draw:layer="layout" svg:width="5.125cm" svg:height="1.269cm" svg:x="16.518cm" svg:y="8.114cm">
          <text:p text:style-name="P4"><text:span text:style-name="T6">interpre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2" draw:text-style-name="P2" draw:layer="layout" svg:width="8.53cm" svg:height="2.084cm" svg:x="4.278cm" svg:y="6.505cm">
          <text:p text:style-name="P5"><text:span text:style-name="T6">dialecto del estándar ECM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2" draw:text-style-name="P2" draw:layer="layout" svg:width="8.007cm" svg:height="2.46cm" svg:x="6.074cm" svg:y="8.59cm">
          <text:p text:style-name="P5"><text:span text:style-name="T6">orientado a objetos basado en prototi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2" draw:text-style-name="P2" draw:layer="layout" svg:width="4.415cm" svg:height="1.269cm" svg:x="16.873cm" svg:y="10.544cm">
          <text:p text:style-name="P4"><text:span text:style-name="T6">imperati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2" draw:text-style-name="P2" draw:layer="layout" svg:width="3.788cm" svg:height="1.269cm" svg:x="3.735cm" svg:y="10.878cm">
          <text:p text:style-name="P4"><text:span text:style-name="T6">dinám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2" draw:text-style-name="P2" draw:layer="layout" svg:width="19.057cm" svg:height="2.272cm" svg:x="2.753cm" svg:y="12.566cm">
          <text:p text:style-name="P5"><text:span text:style-name="T6">Está extendiendo su popularidad en plataformas móviles, apps web, locales, servi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" presentation:style-name="pr5" draw:text-style-name="P2" draw:layer="layout" svg:width="22.859cm" svg:height="2.812cm" svg:x="1.27cm" svg:y="14.407cm" presentation:class="outline" presentation:user-transformed="true">
          <draw:text-box>
            <text:p text:style-name="P6"><text:span text:style-name="T6">No hace falta instalar librerías adicionales para darle soporte, es multiplataforma y es rápido e incrustable (embeddable).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name="Shape 55" draw:style-name="gr1" draw:layer="layout" svg:width="12.7cm" svg:height="9.524cm" svg:x="3.176cm" svg:y="1.905cm" draw:page-number="2" presentation:class="page"/>
          <draw:frame draw:name="Shape 56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Query" draw:style-name="dp1" draw:master-page-name="tx" presentation:presentation-page-layout-name="AL2T1">
        <draw:frame draw:name="Shape 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jQuery</text:span></text:p>
          </draw:text-box>
        </draw:frame>
        <draw:frame draw:name="Shape 59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7"><text:span text:style-name="T9">Biblioteca JavaScript</text:span></text:p>
              </text:list-item>
              <text:list-item>
                <text:p text:style-name="P7"><text:span text:style-name="T9">Creada inicialmente por John Resig</text:span></text:p>
              </text:list-item>
              <text:list-item>
                <text:p text:style-name="P7"><text:span text:style-name="T9">Fue presentada el 14 de enero de 2006 en el BarCamp NYC.</text:span></text:p>
              </text:list-item>
              <text:list-item>
                <text:p text:style-name="P7"><text:span text:style-name="T9">jQuery es </text:span><text:span text:style-name="T6">software libre y de código abierto(FLOSS)</text:span><text:span text:style-name="T9">, posee un doble licenciamiento bajo la Licencia MIT y la Licencia Pública General de GNU v2, permitiendo su uso en proyectos libres y privativos.</text:span></text:p>
              </text:list-item>
            </text:list>
            <text:p text:style-name="P7"><text:span text:style-name="T7"/></text:p>
            <text:p text:style-name="P8"><text:span text:style-name="T9">Versiones actuales:</text:span></text:p>
            <text:p text:style-name="P9"><text:span text:style-name="T9">-jQuery 1.9.1 (4 Febrero 2013)</text:span></text:p>
            <text:p text:style-name="P9"><text:span text:style-name="T9">-jQuery 2.0 (18 abril 2013) Sin soporte para IE 6, 7 y 8!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name="Shape 61" draw:style-name="gr1" draw:layer="layout" svg:width="12.7cm" svg:height="9.524cm" svg:x="3.176cm" svg:y="1.905cm" draw:page-number="3" presentation:class="page"/>
          <draw:frame draw:name="Shape 6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jQuery" draw:style-name="dp1" draw:master-page-name="tx" presentation:presentation-page-layout-name="AL2T1">
        <draw:frame draw:name="Shape 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jQuery</text:span></text:p>
          </draw:text-box>
        </draw:frame>
        <draw:frame draw:name="Shape 65" presentation:style-name="pr5" draw:text-style-name="P2" draw:layer="layout" svg:width="22.859cm" svg:height="13.798cm" svg:x="1.27cm" svg:y="4.445cm" presentation:class="outline" presentation:user-transformed="true">
          <draw:text-box>
            <text:p><text:span text:style-name="T9"/></text:p>
            <text:p text:style-name="P7"><text:span text:style-name="T9"/></text:p>
            <text:p text:style-name="P10"><text:span text:style-name="T10">ejemplos!</text:span></text:p>
          </draw:text-box>
        </draw:frame>
        <presentation:notes draw:style-name="dp2">
          <draw:page-thumbnail draw:name="Shape 67" draw:style-name="gr1" draw:layer="layout" svg:width="12.7cm" svg:height="9.524cm" svg:x="3.176cm" svg:y="1.905cm" draw:page-number="4" presentation:class="page"/>
          <draw:frame draw:name="Shape 68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irebug &amp; inspector de elementos google" draw:style-name="dp1" draw:master-page-name="tx" presentation:presentation-page-layout-name="AL2T1">
        <draw:frame draw:name="Shape 7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Firebug &amp; inspector de elementos google</text:span></text:p>
          </draw:text-box>
        </draw:frame>
        <draw:frame draw:name="Shape 71" presentation:style-name="pr5" draw:text-style-name="P2" draw:layer="layout" svg:width="22.859cm" svg:height="13.798cm" svg:x="1.27cm" svg:y="4.445cm" presentation:class="outline" presentation:user-transformed="true">
          <draw:text-box>
            <text:p text:style-name="P7"><text:span text:style-name="T9">Herramientas valiosas para </text:span></text:p>
            <text:p text:style-name="P7"><text:span text:style-name="T9">desarrollo web en Firefox y </text:span></text:p>
            <text:p text:style-name="P7"><text:span text:style-name="T9">en Google Chrome</text:span></text:p>
          </draw:text-box>
        </draw:frame>
        <draw:custom-shape draw:name="Shape 72" draw:style-name="gr3" draw:text-style-name="P11" draw:layer="layout" svg:width="11.407cm" svg:height="6.111cm" svg:x="12.174cm" svg:y="4.9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11" draw:layer="layout" svg:width="13.129cm" svg:height="7.051cm" svg:x="0.877cm" svg:y="11.1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" draw:style-name="gr1" draw:layer="layout" svg:width="12.7cm" svg:height="9.524cm" svg:x="3.176cm" svg:y="1.905cm" draw:page-number="5" presentation:class="page"/>
          <draw:frame draw:name="Shape 76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erencias" draw:style-name="dp1" draw:master-page-name="tx" presentation:presentation-page-layout-name="AL2T1">
        <draw:frame draw:name="Shape 7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Referencias</text:span></text:p>
          </draw:text-box>
        </draw:frame>
        <draw:frame draw:name="Shape 79" presentation:style-name="pr5" draw:text-style-name="P2" draw:layer="layout" svg:width="22.859cm" svg:height="13.798cm" svg:x="1.27cm" svg:y="4.445cm" presentation:class="outline" presentation:user-transformed="true">
          <draw:text-box>
            <text:list text:style-name="L8">
              <text:list-item>
                <text:p text:style-name="P7"><text:span text:style-name="T9">Mozilla Developer Network - JavaScript </text:span><text:span text:style-name="T6">https://developer.mozilla.org/es/docs/JavaScript</text:span></text:p>
              </text:list-item>
              <text:list-item>
                <text:p text:style-name="P7"><text:span text:style-name="T9">jQuery http://api.jquery.com/ </text:span></text:p>
              </text:list-item>
            </text:list>
            <text:p text:style-name="P7"><text:span text:style-name="T9"><text:tab/></text:span><text:span text:style-name="T9">try jQuery, totalmente interactivo!</text:span></text:p>
            <text:list text:continue-numbering="true" text:style-name="L8">
              <text:list-item>
                <text:p text:style-name="P7"><text:span text:style-name="T9">Codeacademy </text:span><text:span text:style-name="T6">http://www.codecademy.com/tracks/jquery</text:span></text:p>
              </text:list-item>
              <text:list-item>
                <text:p text:style-name="P7"><text:span text:style-name="T9">Listas en google groups, </text:span><text:span text:style-name="T6">jQuery-es</text:span></text:p>
              </text:list-item>
              <text:list-item>
                <text:p text:style-name="P7"><text:span text:style-name="T9">jQuery UI (interfaces de usuario) </text:span><text:span text:style-name="T6">http://api.jqueryui.com/</text:span></text:p>
              </text:list-item>
              <text:list-item>
                <text:p text:style-name="P7"><text:span text:style-name="T9">jQuery Mobile </text:span><text:span text:style-name="T6">http://jquerymobile.com</text:span></text:p>
              </text:list-item>
              <text:list-item>
                <text:p text:style-name="P7"><text:span text:style-name="T9">Dudas, problemas </text:span><text:span text:style-name="T6">stackoverflow.com </text:span></text:p>
              </text:list-item>
              <text:list-item>
                <text:p text:style-name="P7"><text:span text:style-name="T9">Montar ejemplos</text:span><text:span text:style-name="T6"> jsfiddle.net</text:span></text:p>
              </text:list-item>
              <text:list-item>
                <text:p text:style-name="P7"><text:span text:style-name="T9">Libro jQuery </text:span><text:span text:style-name="T6">http://librojquery.com/</text:span></text:p>
              </text:list-item>
              <text:list-item>
                <text:p text:style-name="P7"><text:span text:style-name="T9">Libro DOM </text:span><text:span text:style-name="T6">http://domenlightenment.com/</text:span></text:p>
              </text:list-item>
              <text:list-item>
                <text:p text:style-name="P7"><text:span text:style-name="T9">Control de versiones para Git:</text:span><text:span text:style-name="T6"> github.com, bitbucket.org</text:span></text:p>
              </text:list-item>
              <text:list-item>
                <text:p text:style-name="P7"><text:span text:style-name="T9">Ayuda en twitter? @</text:span><text:span text:style-name="T6">ilovejQuery =) </text:span></text:p>
              </text:list-item>
            </text:list>
            <text:p text:style-name="P7"><text:span text:style-name="T7"/></text:p>
          </draw:text-box>
        </draw:frame>
        <presentation:notes draw:style-name="dp2">
          <draw:page-thumbnail draw:name="Shape 81" draw:style-name="gr1" draw:layer="layout" svg:width="12.7cm" svg:height="9.524cm" svg:x="3.176cm" svg:y="1.905cm" draw:page-number="6" presentation:class="page"/>
          <draw:frame draw:name="Shape 8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556000002DCC47A2353.png" xlink:type="simple" xlink:show="embed" xlink:actuate="onLoad"/>
    <draw:fill-image draw:name="Bitmape_20_2" draw:display-name="Bitmape 2" xlink:href="Pictures/1000020100000556000002DC3590C1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gradient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7%" draw:textarea-vertical-align="middle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0000" draw:opacity="8%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x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draw:fill="none" draw:fill-color="#ffffff" draw:auto-grow-height="false" fo:min-height="1.27cm"/>
    </style:style>
    <style:style style:name="Mpr7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.847cm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ffffff" style:text-line-through-style="none" fo:font-family="Georgia" fo:font-size="48pt" fo:letter-spacing="normal" fo:font-style="normal" style:text-underline-style="none" fo:font-weight="normal" style:font-family-asian="Georgia" style:font-size-asian="48pt" style:font-style-asian="normal" style:font-weight-asian="normal" style:font-family-complex="Georgia" style:font-size-complex="48pt" style:font-style-complex="normal" style:font-weight-complex="normal"/>
    </style:style>
    <style:style style:name="MT2" style:family="text">
      <style:text-properties fo:color="#000000" style:text-line-through-style="none" fo:font-family="Georgia" fo:font-size="30pt" fo:letter-spacing="normal" fo:font-style="normal" style:text-underline-style="none" fo:font-weight="normal" style:font-family-asian="Georgia" style:font-size-asian="30pt" style:font-style-asian="normal" style:font-weight-asian="normal" style:font-family-complex="Georgia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title" style:page-layout-name="PM1" draw:style-name="Mdp1">
      <draw:custom-shape draw:name="Shape 8" draw:style-name="Mgr3" draw:text-style-name="MP3" draw:layer="backgroundobjects" svg:width="25.399cm" svg:height="7.994cm" draw:transform="rotate (-3.14159265358979) translate (25.398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3" draw:layer="backgroundobjects" svg:width="12.825cm" svg:height="2.194cm" svg:x="0cm" svg:y="8.864cm">
        <text:p/>
        <draw:enhanced-geometry draw:mirror-horizontal="false" draw:mirror-vertical="false" svg:viewBox="0 0 0 0" draw:type="ooxml-non-primitive" draw:enhanced-path="M 1199 1108924 L 4617373 1108924 0 0 C 400 369641 799 739283 1199 1108924 Z N"/>
      </draw:custom-shape>
      <draw:custom-shape draw:name="Shape 10" draw:style-name="Mgr5" draw:text-style-name="MP3" draw:layer="backgroundobjects" svg:width="12.825cm" svg:height="2.109cm" draw:transform="rotate (-3.14159265358979) translate (12.824cm 13.167cm)">
        <text:p/>
        <draw:enhanced-geometry draw:mirror-horizontal="true" draw:mirror-vertical="false" svg:viewBox="0 0 0 0" draw:type="ooxml-non-primitive" draw:enhanced-path="M 1199 1108924 L 4617373 1108924 0 0 C 400 369641 799 739283 1199 1108924 Z N"/>
      </draw:custom-shape>
      <draw:frame draw:name="Shape 11" presentation:style-name="Mpr1" draw:text-style-name="MP3" draw:layer="backgroundobjects" svg:width="21.589cm" svg:height="4.584cm" svg:x="1.905cm" svg:y="6.47cm" presentation:class="title" presentation:user-transformed="true">
        <draw:text-box>
          <text:p text:style-name="MP4"><text:span text:style-name="MT1">Pulse para editar el formato del texto de título</text:span></text:p>
        </draw:text-box>
      </draw:frame>
      <draw:frame presentation:style-name="titl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x" style:page-layout-name="PM1" draw:style-name="Mdp1">
      <draw:custom-shape draw:name="Shape 14" draw:style-name="Mgr3" draw:text-style-name="MP3" draw:layer="backgroundobjects" svg:width="25.399cm" svg:height="14.741cm" draw:transform="rotate (-3.14159265358979) translate (25.398cm 19.05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3" draw:layer="backgroundobjects" svg:width="12.825cm" svg:height="2.194cm" svg:x="12.572cm" svg:y="2.116cm">
        <text:p/>
        <draw:enhanced-geometry draw:mirror-horizontal="true" draw:mirror-vertical="false" svg:viewBox="0 0 0 0" draw:type="ooxml-non-primitive" draw:enhanced-path="M 1199 1108924 L 4617373 1108924 0 0 C 400 369641 799 739283 1199 1108924 Z N"/>
      </draw:custom-shape>
      <draw:custom-shape draw:name="Shape 16" draw:style-name="Mgr5" draw:text-style-name="MP3" draw:layer="backgroundobjects" svg:width="12.825cm" svg:height="2.109cm" draw:transform="rotate (-3.14159265358979) translate (25.4cm 6.419cm)">
        <text:p/>
        <draw:enhanced-geometry draw:mirror-horizontal="false" draw:mirror-vertical="false" svg:viewBox="0 0 0 0" draw:type="ooxml-non-primitive" draw:enhanced-path="M 1199 1108924 L 4617373 1108924 0 0 C 400 369641 799 739283 1199 1108924 Z N"/>
      </draw:custom-shape>
      <draw:frame draw:name="Shape 17" presentation:style-name="Mpr4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1">Pulse para editar el formato del texto de título</text:span></text:p>
        </draw:text-box>
      </draw:frame>
      <draw:frame draw:name="Shape 18" presentation:style-name="Mpr5" draw:text-style-name="MP3" draw:layer="backgroundobjects" svg:width="22.859cm" svg:height="13.798cm" svg:x="1.27cm" svg:y="4.445cm" presentation:class="outline" presentation:user-transformed="true">
        <draw:text-box>
          <text:p text:style-name="MP5"><text:span text:style-name="MT2">Pulse para editar los formatos del texto del esquema</text:span></text:p>
          <text:list text:style-name="ML4">
            <text:list-item>
              <text:list>
                <text:list-item>
                  <text:p text:style-name="MP5"><text:span text:style-name="MT2">Segundo nivel del esquema</text:span></text:p>
                  <text:list>
                    <text:list-item>
                      <text:p text:style-name="MP5"><text:span text:style-name="MT2">Tercer nivel del esquema</text:span></text:p>
                      <text:list>
                        <text:list-item>
                          <text:p text:style-name="MP5"><text:span text:style-name="MT2">Cuarto nivel del esquema</text:span></text:p>
                          <text:list>
                            <text:list-item>
                              <text:p text:style-name="MP5"><text:span text:style-name="MT2">Quinto nivel del esquema</text:span></text:p>
                              <text:list>
                                <text:list-item>
                                  <text:p text:style-name="MP5"><text:span text:style-name="MT2">Sexto nivel del esquema</text:span></text:p>
                                  <text:list>
                                    <text:list-item>
                                      <text:p text:style-name="MP5"><text:span text:style-name="MT2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65"/>
    <meta:generator>LibreOffice/3.5$Windows_x86 LibreOffice_project/165a79a-7059095-e13bb37-fef39a4-9503d18</meta:generator>
  </office:meta>
</office:document-meta>
</file>